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SOLATION HE GIVES TO HIS DISCIPLES (14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SOLATION HE GIVES TO HIS DISCIPLES (14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I am going to prepare a place for you" (14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When everything is ready, I will come and get you, so that you will always be with me where I am" (14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14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NSOLATION HE GIVES TO HIS DISCIPLES (14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NVERSATION HE HAS WITH HIS DISCIPLES (14:5-3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CONVERSATION HE HAS WITH HIS DISCIPLES (14:5-31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omas and Jesus (14:5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omas and Jesus (14:5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omas's question: "We haven't any idea where you are going, so how can we know the way?" (14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' answer (14:6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Jesus' answer (14:6-7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"I am the way, the truth and the life" (14:6a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"No one can come to the Father except through me" (14:6b-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omas and Jesus (14:5-7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omas's question: "We haven't any idea where you are going, so how can we know the way?" (14: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Jesus' answer (14:6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VERSATION HE HAS WITH HIS DISCIPLES (14:5-31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omas and Jesus (14:5-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hilip and Jesus (14:8-21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Philip and Jesus (14:8-21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hilip's question (14:8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Jesus' answer (14:9-2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Jesus' answer (14:9-21)<text:s text:c="1"/></text:span><text:span text:style-name="a557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says anyone who has seen him has seen the Father (14:9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says that he is in the Father and that the Father is in him (14:10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says they will do greater things than he has done because he is going to the Father (14:11-14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says he will ask the Father to send them the Holy Spirit (14:15-2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Philip and Jesus (14:8-21)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Philip's question (14:8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Jesus' answer (14:9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CONVERSATION HE HAS WITH HIS DISCIPLES (14:5-31):<text:s text:c="1"/></text:span><text:span text:style-name="a593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omas and Jesus (14:5-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hilip and Jesus (14:8-21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Judas (not Judas Iscariot) and Jesus (14:22-3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Judas (not Judas Iscariot) and Jesus (14:22-31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udas's question (14: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sus' answer (14:23-31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sus' answer (14:23-31)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e says that he only reveals himself to those who love and obey him (14:23-24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promises that the Holy Spirit will explain all this to them (14:25-26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e reminds them again of his departure and return (14:27-3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Judas (not Judas Iscariot) and Jesus (14:22-31)<text:s text:c="1"/></text:span><text:span text:style-name="a644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udas's question (14:2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esus' answer (14:23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THE CONVERSATION HE HAS WITH HIS DISCIPLES (14:5-31):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omas and Jesus (14:5-7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Philip and Jesus (14:8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Judas (not Judas Iscariot) and Jesus (14:22-31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JOHN 14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CONSOLATION HE GIVES TO HIS DISCIPLES (14:1-4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CONVERSATION HE HAS WITH HIS DISCIPLES (14:5-3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4</dc:title>
    <meta:initial-creator>David STRICKLAND</meta:initial-creator>
    <dc:creator>David STRICKLAND</dc:creator>
    <meta:creation-date>2020-02-22T17:33:57Z</meta:creation-date>
    <dc:date>2020-02-22T17:33:57Z</dc:date>
    <meta:template xlink:href="BibleStudy" xlink:type="simple"/>
    <meta:editing-cycles>1</meta:editing-cycles>
    <meta:editing-duration>PT0S</meta:editing-duration>
    <meta:document-statistic meta:paragraph-count="54" meta:word-count="564"/>
  </office:meta>
</office:document-meta>
</file>